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ryHelper.registerRepository( Context ctx , String name , String configFilePath , String repHomeDir , boolean overwri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gistryHelper.unregisterRepository( Context ctx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ryHelper.Registry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